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F" style:family="table-column">
      <style:table-column-properties style:column-width="1.905cm"/>
    </style:style>
    <style:style style:name="Tabella1.G" style:family="table-column">
      <style:table-column-properties style:column-width="3.096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end" style:justify-single-word="false" style:shadow="none"/>
      <style:text-properties fo:color="#ff3300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style:shadow="none"/>
      <style:text-properties fo:color="#7e0021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9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30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12666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ff3333"/>
    </style:style>
    <style:style style:name="T20" style:family="text">
      <style:text-properties fo:color="#ff3333"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3333ff"/>
    </style:style>
    <style:style style:name="T23" style:family="text">
      <style:text-properties fo:color="#3333ff" fo:font-weight="bold" officeooo:rsid="0092ddf7" style:font-weight-asian="bold" style:font-weight-complex="bold"/>
    </style:style>
    <style:style style:name="T24" style:family="text">
      <style:text-properties fo:color="#663300"/>
    </style:style>
    <style:style style:name="T25" style:family="text">
      <style:text-properties fo:color="#808080"/>
    </style:style>
    <style:style style:name="T26" style:family="text">
      <style:text-properties fo:font-size="9pt" officeooo:rsid="005e4296" style:font-size-asian="9pt" style:font-size-complex="9pt"/>
    </style:style>
    <style:style style:name="T27" style:family="text">
      <style:text-properties fo:font-size="9pt" officeooo:rsid="00d1ad22" style:font-size-asian="9pt" style:font-size-complex="9pt"/>
    </style:style>
    <style:style style:name="T28" style:family="text">
      <style:text-properties officeooo:rsid="00d1ad22"/>
    </style:style>
    <style:style style:name="T29" style:family="text">
      <style:text-properties officeooo:rsid="00e915b3"/>
    </style:style>
    <style:style style:name="T30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1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2" style:family="text">
      <style:text-properties fo:color="#ff3300"/>
    </style:style>
    <style:style style:name="T33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4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7e0021" fo:font-weight="bold" style:font-weight-asian="bold" style:font-weight-complex="bold"/>
    </style:style>
    <style:style style:name="T36" style:family="text">
      <style:text-properties fo:color="#660066"/>
    </style:style>
    <style:style style:name="T37" style:family="text">
      <style:text-properties fo:color="#999999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8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4">Componente</text:p>
          </table:table-cell>
          <table:covered-table-cell/>
          <table:table-cell table:style-name="Tabella1.A2" office:value-type="string">
            <text:p text:style-name="P24">Q.</text:p>
          </table:table-cell>
          <table:table-cell table:style-name="Tabella1.A2" office:value-type="string">
            <text:p text:style-name="P25">Prezzo</text:p>
          </table:table-cell>
          <table:table-cell table:style-name="Tabella1.A2" office:value-type="string">
            <text:p text:style-name="P24">UM</text:p>
          </table:table-cell>
          <table:table-cell table:style-name="Tabella1.A2" office:value-type="string">
            <text:p text:style-name="P24">Totale</text:p>
          </table:table-cell>
          <table:table-cell table:style-name="Tabella1.G2" office:value-type="string">
            <text:p text:style-name="P26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30"><text:placeholder text:placeholder-type="text">&lt;if test="hw"&gt;</text:placeholder><text:span text:style-name="T22"><text:placeholder text:placeholder-type="text">&lt;name&gt;</text:placeholder></text:span><text:span text:style-name="T22"><text:placeholder text:placeholder-type="text">&lt;'' and list_ids&gt;</text:placeholder></text:span><text:span text:style-name="T22"> </text:span><text:span text:style-name="T23">[</text:span><text:span text:style-name="T23"><text:placeholder text:placeholder-type="text">&lt;hw.default_code&gt;</text:placeholder></text:span><text:span text:style-name="T23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35"><text:placeholder text:placeholder-type="text">&lt;'(Peso barra: %s Kg, Pr.U.: € %s - Simul. %s)**' % (element.weight, (pipe_total_weight[1] / pipe_total_weight[0] if pipe_total_weight[0] else '?' ), simulated_unit) if element.is_pipe else '' &gt;</text:placeholder></text:span><text:span text:style-name="T4"><text:placeholder text:placeholder-type="text">&lt;'*' if element.bom_industrial_no_price  else '' &gt;</text:placeholder></text:span><text:span text:style-name="T36"><text:placeholder text:placeholder-type="text">&lt;'\n%s' %  fabric_text if fabric_text else ''&gt;</text:placeholder></text:span><text:span text:style-name="T24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1"><text:placeholder text:placeholder-type="text">&lt;if test="old_date"&gt;</text:placeholder></text:span><text:span text:style-name="T33"><text:placeholder text:placeholder-type="text">&lt;date_quotation &gt;</text:placeholder></text:span><text:span text:style-name="T31"><text:placeholder text:placeholder-type="text">&lt;/if&gt;</text:placeholder></text:span><text:span text:style-name="T31"><text:placeholder text:placeholder-type="text">&lt;if test="not old_date"&gt;</text:placeholder></text:span><text:span text:style-name="T34"><text:placeholder text:placeholder-type="text">&lt;date_quotation &gt;</text:placeholder></text:span><text:span text:style-name="T31"><text:placeholder text:placeholder-type="text">&lt;/if&gt;</text:placeholder></text:span><text:span text:style-name="T30"> </text:span><text:placeholder text:placeholder-type="text">&lt;if test="red_price"&gt;</text:placeholder><text:span text:style-name="T20"><text:placeholder text:placeholder-type="text">&lt;('%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1"><text:placeholder text:placeholder-type="text">&lt;if test="red_price"&gt;</text:placeholder></text:span><text:span text:style-name="T19"><text:placeholder text:placeholder-type="text">&lt;('%.5f' % total).strip()&gt;</text:placeholder></text:span><text:span text:style-name="T21"><text:placeholder text:placeholder-type="text">&lt;/if&gt;</text:placeholder></text:span><text:span text:style-name="T21"><text:placeholder text:placeholder-type="text">&lt;if test="not red_price"&gt;</text:placeholder></text:span><text:placeholder text:placeholder-type="text">&lt;('%.5f' % total).strip()&gt;</text:placeholder><text:span text:style-name="T21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14"><text:span text:style-name="T37"><text:placeholder text:placeholder-type="text">&lt;'[S.L.]' if element.is_pipe or fabric_text else ('[=]' if abs(price - simulated_unit)&lt; 0.00001 else '%.5f' % simulated_unit)&gt;</text:placeholder></text:span><text:span text:style-name="T37"> </text:span><text:placeholder text:placeholder-type="text">&lt;('%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17"><text:span text:style-name="T28">Riepilogo metallo</text:span>: <text:span text:style-name="T28">peso Kg.</text:span> <text:span text:style-name="T26"><text:placeholder text:placeholder-type="text">&lt;pipe_total_weight[0]&gt;</text:placeholder></text:span><text:span text:style-name="T26"> </text:span><text:span text:style-name="T27">Valore €: </text:span><text:span text:style-name="T26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3">Manodopera</text:p>
          </table:table-cell>
          <table:table-cell table:style-name="Tabella1.A11" table:number-columns-spanned="3" office:value-type="string">
            <text:p text:style-name="P21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2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3">Costi industriali</text:p>
          </table:table-cell>
          <table:table-cell table:style-name="Tabella1.A11" table:number-columns-spanned="3" office:value-type="string">
            <text:p text:style-name="P21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2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5"><text:placeholder text:placeholder-type="text">&lt;('%10.5f' % min).strip()&gt;</text:placeholder></text:span><text:span text:style-name="T25"> </text:span>- <text:placeholder text:placeholder-type="text">&lt;('%10.5f' % max).strip()&gt;</text:placeholder> </text:p>
            <text:p text:style-name="P16"><text:span text:style-name="T29">(</text:span><text:span text:style-name="T32"><text:placeholder text:placeholder-type="text">&lt;('Simul.: %10.5f' % simulated_price).strip()&gt;</text:placeholder></text:span><text:span text:style-name="T29">)</text:span></text:p>
          </table:table-cell>
          <table:covered-table-cell/>
          <table:covered-table-cell/>
        </table:table-row>
      </table:table>
      <text:p text:style-name="P27"/>
      <text:p text:style-name="P19"><text:s/><text:placeholder text:placeholder-type="text">&lt;/for&gt;</text:placeholder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11T11:48:26.084543001</dc:date>
    <meta:editing-duration>P7DT21H21M40S</meta:editing-duration>
    <meta:editing-cycles>893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73" meta:character-count="2287" meta:non-whitespace-character-count="2064"/>
    <meta:user-defined meta:name="Info 1"/>
    <meta:user-defined meta:name="Info 2"/>
    <meta:user-defined meta:name="Info 3"/>
    <meta:user-defined meta:name="Info 4"/>
  </office:meta>
</office:document-meta>
</file>